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4200000F00E6E8CF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48ad" officeooo:paragraph-rsid="002048ad"/>
    </style:style>
    <style:style style:name="P2" style:family="paragraph" style:parent-style-name="Standard">
      <style:text-properties officeooo:paragraph-rsid="002307f0"/>
    </style:style>
    <style:style style:name="T1" style:family="text">
      <style:text-properties officeooo:rsid="0021c849"/>
    </style:style>
    <style:style style:name="T2" style:family="text">
      <style:text-properties officeooo:rsid="002048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s: <text:span text:style-name="T1">Andrei Celcius Tenorio de Gusmão Junior</text:span></text:p>
      <text:p text:style-name="P2"><text:span text:style-name="T2"><text:s/></text:span><draw:frame draw:style-name="fr1" draw:name="Image1" text:anchor-type="char" svg:x="0.452cm" svg:y="3.581cm" svg:width="16.009cm" svg:height="25.94cm" draw:z-index="0"><draw:image xlink:href="Pictures/100000010000094200000F00E6E8CF50.png" xlink:type="simple" xlink:show="embed" xlink:actuate="onLoad" draw:mime-type="image/png"/></draw:frame><text:span text:style-name="T2"><text:tab/> <text:s/></text:span><text:span text:style-name="T1">Erik Mendonça Lariou</text:span></text:p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21:40:21.842007400</meta:creation-date>
    <dc:date>2025-09-02T21:43:05.716947100</dc:date>
    <meta:editing-duration>PT2M40S</meta:editing-duration>
    <meta:editing-cycles>6</meta:editing-cycles>
    <meta:generator>LibreOffice/25.2.5.2$Windows_X86_64 LibreOffice_project/03d19516eb2e1dd5d4ccd751a0d6f35f35e08022</meta:generator>
    <meta:document-statistic meta:table-count="0" meta:image-count="1" meta:object-count="0" meta:page-count="2" meta:paragraph-count="2" meta:word-count="10" meta:character-count="71" meta:non-whitespace-character-count="59"/>
  </office:meta>
</office:document-meta>
</file>